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Valori</text:p>
          </table:table-cell>
          <table:table-cell table:number-columns-repeated="2"/>
          <table:table-cell office:value-type="string" calcext:value-type="string">
            <text:p>valore attes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viazione</text:p>
          </table:table-cell>
          <table:table-cell table:number-columns-repeated="3"/>
        </table:table-row>
        <table:table-row table:style-name="ro1">
          <table:table-cell office:value-type="float" office:value="7.97" calcext:value-type="float">
            <text:p>7.97</text:p>
          </table:table-cell>
          <table:table-cell table:number-columns-repeated="2" office:value-type="float" office:value="8.05" calcext:value-type="float">
            <text:p>8.05</text:p>
          </table:table-cell>
          <table:table-cell office:value-type="float" office:value="8.01" calcext:value-type="float">
            <text:p>8.01</text:p>
          </table:table-cell>
          <table:table-cell table:formula="of:=AVERAGE([.A2:.C2])" office:value-type="float" office:value="8.02333333333333" calcext:value-type="float">
            <text:p>8.0233333333</text:p>
          </table:table-cell>
          <table:table-cell table:formula="of:=STDEV([.A2:.C2])" office:value-type="float" office:value="0.0461880215351706" calcext:value-type="float">
            <text:p>0.0461880215</text:p>
          </table:table-cell>
          <table:table-cell/>
          <table:table-cell table:formula="of:=CHI([.D2];[.E2];[.F2])" office:value-type="float" office:value="0.0833333333333352" calcext:value-type="float">
            <text:p>0.0833333333</text:p>
          </table:table-cell>
          <table:table-cell table:formula="of:=SUM([.H2];[.H3];[.H4];[.H5];[.H6];[.H7];[.H8];[.H9];[.H10];[.H11])" office:value-type="float" office:value="1.02556906095153" calcext:value-type="float">
            <text:p>1.025569061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7.81" calcext:value-type="float">
            <text:p>7.81</text:p>
          </table:table-cell>
          <table:table-cell office:value-type="float" office:value="7.78" calcext:value-type="float">
            <text:p>7.78</text:p>
          </table:table-cell>
          <table:table-cell office:value-type="float" office:value="7.8" calcext:value-type="float">
            <text:p>7.8</text:p>
          </table:table-cell>
          <table:table-cell table:formula="of:=AVERAGE([.A3:.C3])" office:value-type="float" office:value="7.80333333333333" calcext:value-type="float">
            <text:p>7.8033333333</text:p>
          </table:table-cell>
          <table:table-cell table:formula="of:=STDEV([.A3:.C3])" office:value-type="float" office:value="0.0208166599946614" calcext:value-type="float">
            <text:p>0.02081666</text:p>
          </table:table-cell>
          <table:table-cell/>
          <table:table-cell table:formula="of:=CHI([.D3];[.E3];[.F3])" office:value-type="float" office:value="0.0256410256410335" calcext:value-type="float">
            <text:p>0.0256410256</text:p>
          </table:table-cell>
          <table:table-cell/>
        </table:table-row>
        <table:table-row table:style-name="ro1">
          <table:table-cell office:value-type="float" office:value="7.94" calcext:value-type="float">
            <text:p>7.94</text:p>
          </table:table-cell>
          <table:table-cell table:number-columns-repeated="3" office:value-type="float" office:value="7.97" calcext:value-type="float">
            <text:p>7.97</text:p>
          </table:table-cell>
          <table:table-cell table:formula="of:=AVERAGE([.A4:.C4])" office:value-type="float" office:value="7.96" calcext:value-type="float">
            <text:p>7.96</text:p>
          </table:table-cell>
          <table:table-cell table:formula="of:=STDEV([.A4:.C4])" office:value-type="float" office:value="0.0173205080756884" calcext:value-type="float">
            <text:p>0.0173205081</text:p>
          </table:table-cell>
          <table:table-cell/>
          <table:table-cell table:formula="of:=CHI([.D4];[.E4];[.F4])" office:value-type="float" office:value="0.333333333333333" calcext:value-type="float">
            <text:p>0.3333333333</text:p>
          </table:table-cell>
          <table:table-cell/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9.34" calcext:value-type="float">
            <text:p>9.34</text:p>
          </table:table-cell>
          <table:table-cell office:value-type="float" office:value="9.33" calcext:value-type="float">
            <text:p>9.33</text:p>
          </table:table-cell>
          <table:table-cell office:value-type="float" office:value="9.34" calcext:value-type="float">
            <text:p>9.34</text:p>
          </table:table-cell>
          <table:table-cell table:formula="of:=AVERAGE([.A5:.C5])" office:value-type="float" office:value="9.34333333333333" calcext:value-type="float">
            <text:p>9.3433333333</text:p>
          </table:table-cell>
          <table:table-cell table:formula="of:=STDEV([.A5:.C5])" office:value-type="float" office:value="0.0152752523165191" calcext:value-type="float">
            <text:p>0.0152752523</text:p>
          </table:table-cell>
          <table:table-cell/>
          <table:table-cell table:formula="of:=CHI([.D5];[.E5];[.F5])" office:value-type="float" office:value="0.0476190476190646" calcext:value-type="float">
            <text:p>0.0476190476</text:p>
          </table:table-cell>
          <table:table-cell/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12.21" calcext:value-type="float">
            <text:p>12.21</text:p>
          </table:table-cell>
          <table:table-cell office:value-type="float" office:value="12.28" calcext:value-type="float">
            <text:p>12.28</text:p>
          </table:table-cell>
          <table:table-cell office:value-type="float" office:value="12.2" calcext:value-type="float">
            <text:p>12.2</text:p>
          </table:table-cell>
          <table:table-cell table:formula="of:=AVERAGE([.A6:.C6])" office:value-type="float" office:value="12.2233333333333" calcext:value-type="float">
            <text:p>12.2233333333</text:p>
          </table:table-cell>
          <table:table-cell table:formula="of:=STDEV([.A6:.C6])" office:value-type="float" office:value="0.0513160143944685" calcext:value-type="float">
            <text:p>0.0513160144</text:p>
          </table:table-cell>
          <table:table-cell/>
          <table:table-cell table:formula="of:=CHI([.D6];[.E6];[.F6])" office:value-type="float" office:value="0.206751054852357" calcext:value-type="float">
            <text:p>0.2067510549</text:p>
          </table:table-cell>
          <table:table-cell/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8.25" calcext:value-type="float">
            <text:p>8.25</text:p>
          </table:table-cell>
          <table:table-cell table:number-columns-repeated="2" office:value-type="float" office:value="8.2" calcext:value-type="float">
            <text:p>8.2</text:p>
          </table:table-cell>
          <table:table-cell table:formula="of:=AVERAGE([.A7:.C7])" office:value-type="float" office:value="8.20333333333333" calcext:value-type="float">
            <text:p>8.2033333333</text:p>
          </table:table-cell>
          <table:table-cell table:formula="of:=STDEV([.A7:.C7])" office:value-type="float" office:value="0.0450924975282289" calcext:value-type="float">
            <text:p>0.0450924975</text:p>
          </table:table-cell>
          <table:table-cell/>
          <table:table-cell table:formula="of:=CHI([.D7];[.E7];[.F7])" office:value-type="float" office:value="0.00546448087431866" calcext:value-type="float">
            <text:p>0.0054644809</text:p>
          </table:table-cell>
          <table:table-cell/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7.83" calcext:value-type="float">
            <text:p>7.83</text:p>
          </table:table-cell>
          <table:table-cell office:value-type="float" office:value="7.89" calcext:value-type="float">
            <text:p>7.89</text:p>
          </table:table-cell>
          <table:table-cell table:formula="of:=AVERAGE([.A8:.C8])" office:value-type="float" office:value="7.88333333333333" calcext:value-type="float">
            <text:p>7.8833333333</text:p>
          </table:table-cell>
          <table:table-cell table:formula="of:=STDEV([.A8:.C8])" office:value-type="float" office:value="0.0550757054728612" calcext:value-type="float">
            <text:p>0.0550757055</text:p>
          </table:table-cell>
          <table:table-cell/>
          <table:table-cell table:formula="of:=CHI([.D8];[.E8];[.F8])" office:value-type="float" office:value="0.0146520146520113" calcext:value-type="float">
            <text:p>0.0146520147</text:p>
          </table:table-cell>
          <table:table-cell/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7.72" calcext:value-type="float">
            <text:p>7.72</text:p>
          </table:table-cell>
          <table:table-cell office:value-type="float" office:value="7.87" calcext:value-type="float">
            <text:p>7.87</text:p>
          </table:table-cell>
          <table:table-cell office:value-type="float" office:value="7.8" calcext:value-type="float">
            <text:p>7.8</text:p>
          </table:table-cell>
          <table:table-cell table:formula="of:=AVERAGE([.A9:.C9])" office:value-type="float" office:value="7.78333333333333" calcext:value-type="float">
            <text:p>7.7833333333</text:p>
          </table:table-cell>
          <table:table-cell table:formula="of:=STDEV([.A9:.C9])" office:value-type="float" office:value="0.0776745346515405" calcext:value-type="float">
            <text:p>0.0776745347</text:p>
          </table:table-cell>
          <table:table-cell/>
          <table:table-cell table:formula="of:=CHI([.D9];[.E9];[.F9])" office:value-type="float" office:value="0.0460405156537698" calcext:value-type="float">
            <text:p>0.0460405157</text:p>
          </table:table-cell>
          <table:table-cell/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8.31" calcext:value-type="float">
            <text:p>8.31</text:p>
          </table:table-cell>
          <table:table-cell office:value-type="float" office:value="8.36" calcext:value-type="float">
            <text:p>8.36</text:p>
          </table:table-cell>
          <table:table-cell office:value-type="float" office:value="8.33" calcext:value-type="float">
            <text:p>8.33</text:p>
          </table:table-cell>
          <table:table-cell table:formula="of:=AVERAGE([.A10:.C10])" office:value-type="float" office:value="8.29333333333334" calcext:value-type="float">
            <text:p>8.2933333333</text:p>
          </table:table-cell>
          <table:table-cell table:formula="of:=STDEV([.A10:.C10])" office:value-type="float" office:value="0.0763762615825967" calcext:value-type="float">
            <text:p>0.0763762616</text:p>
          </table:table-cell>
          <table:table-cell/>
          <table:table-cell table:formula="of:=CHI([.D10];[.E10];[.F10])" office:value-type="float" office:value="0.230476190476177" calcext:value-type="float">
            <text:p>0.2304761905</text:p>
          </table:table-cell>
          <table:table-cell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0.76" calcext:value-type="float">
            <text:p>10.76</text:p>
          </table:table-cell>
          <table:table-cell office:value-type="float" office:value="10.87" calcext:value-type="float">
            <text:p>10.87</text:p>
          </table:table-cell>
          <table:table-cell office:value-type="float" office:value="10.82" calcext:value-type="float">
            <text:p>10.82</text:p>
          </table:table-cell>
          <table:table-cell table:formula="of:=AVERAGE([.A11:.C11])" office:value-type="float" office:value="10.81" calcext:value-type="float">
            <text:p>10.81</text:p>
          </table:table-cell>
          <table:table-cell table:formula="of:=STDEV([.A11:.C11])" office:value-type="float" office:value="0.0556776436282998" calcext:value-type="float">
            <text:p>0.0556776436</text:p>
          </table:table-cell>
          <table:table-cell/>
          <table:table-cell table:formula="of:=CHI([.D11];[.E11];[.F11])" office:value-type="float" office:value="0.0322580645161281" calcext:value-type="float">
            <text:p>0.0322580645</text:p>
          </table:table-cell>
          <table:table-cell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valore attes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viazione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.2" calcext:value-type="float">
            <text:p>42.2</text:p>
          </table:table-cell>
          <table:table-cell office:value-type="float" office:value="8.01" calcext:value-type="float">
            <text:p>8.01</text:p>
          </table:table-cell>
          <table:table-cell office:value-type="float" office:value="8.02333333333333" calcext:value-type="float">
            <text:p>8.0233333333</text:p>
          </table:table-cell>
          <table:table-cell office:value-type="float" office:value="0.0461880215351706" calcext:value-type="float">
            <text:p>0.04618802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.2" calcext:value-type="float">
            <text:p>32.2</text:p>
          </table:table-cell>
          <table:table-cell office:value-type="float" office:value="7.8" calcext:value-type="float">
            <text:p>7.8</text:p>
          </table:table-cell>
          <table:table-cell office:value-type="float" office:value="7.80333333333333" calcext:value-type="float">
            <text:p>7.8033333333</text:p>
          </table:table-cell>
          <table:table-cell office:value-type="float" office:value="0.0208166599946614" calcext:value-type="float">
            <text:p>0.020816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.2" calcext:value-type="float">
            <text:p>22.2</text:p>
          </table:table-cell>
          <table:table-cell office:value-type="float" office:value="7.97" calcext:value-type="float">
            <text:p>7.97</text:p>
          </table:table-cell>
          <table:table-cell office:value-type="float" office:value="7.96" calcext:value-type="float">
            <text:p>7.96</text:p>
          </table:table-cell>
          <table:table-cell office:value-type="float" office:value="0.0173205080756884" calcext:value-type="float">
            <text:p>0.01732050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.2" calcext:value-type="float">
            <text:p>12.2</text:p>
          </table:table-cell>
          <table:table-cell office:value-type="float" office:value="9.34" calcext:value-type="float">
            <text:p>9.34</text:p>
          </table:table-cell>
          <table:table-cell office:value-type="float" office:value="9.34333333333333" calcext:value-type="float">
            <text:p>9.3433333333</text:p>
          </table:table-cell>
          <table:table-cell office:value-type="float" office:value="0.0152752523165191" calcext:value-type="float">
            <text:p>0.01527525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12.2" calcext:value-type="float">
            <text:p>12.2</text:p>
          </table:table-cell>
          <table:table-cell office:value-type="float" office:value="12.2233333333333" calcext:value-type="float">
            <text:p>12.2233333333</text:p>
          </table:table-cell>
          <table:table-cell office:value-type="float" office:value="0.0513160143944685" calcext:value-type="float">
            <text:p>0.05131601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.7" calcext:value-type="float">
            <text:p>47.7</text:p>
          </table:table-cell>
          <table:table-cell office:value-type="float" office:value="8.2" calcext:value-type="float">
            <text:p>8.2</text:p>
          </table:table-cell>
          <table:table-cell office:value-type="float" office:value="8.20333333333333" calcext:value-type="float">
            <text:p>8.2033333333</text:p>
          </table:table-cell>
          <table:table-cell office:value-type="float" office:value="0.0450924975282289" calcext:value-type="float">
            <text:p>0.04509249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37.7" calcext:value-type="float">
            <text:p>37.7</text:p>
          </table:table-cell>
          <table:table-cell office:value-type="float" office:value="7.89" calcext:value-type="float">
            <text:p>7.89</text:p>
          </table:table-cell>
          <table:table-cell office:value-type="float" office:value="7.88333333333333" calcext:value-type="float">
            <text:p>7.8833333333</text:p>
          </table:table-cell>
          <table:table-cell office:value-type="float" office:value="0.0550757054728612" calcext:value-type="float">
            <text:p>0.05507570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.7" calcext:value-type="float">
            <text:p>27.7</text:p>
          </table:table-cell>
          <table:table-cell office:value-type="float" office:value="7.8" calcext:value-type="float">
            <text:p>7.8</text:p>
          </table:table-cell>
          <table:table-cell office:value-type="float" office:value="7.78333333333333" calcext:value-type="float">
            <text:p>7.7833333333</text:p>
          </table:table-cell>
          <table:table-cell office:value-type="float" office:value="0.0776745346515405" calcext:value-type="float">
            <text:p>0.07767453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.7" calcext:value-type="float">
            <text:p>17.7</text:p>
          </table:table-cell>
          <table:table-cell office:value-type="float" office:value="8.33" calcext:value-type="float">
            <text:p>8.33</text:p>
          </table:table-cell>
          <table:table-cell office:value-type="float" office:value="8.29333333333334" calcext:value-type="float">
            <text:p>8.2933333333</text:p>
          </table:table-cell>
          <table:table-cell office:value-type="float" office:value="0.0763762615825967" calcext:value-type="float">
            <text:p>0.07637626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.7" calcext:value-type="float">
            <text:p>7.7</text:p>
          </table:table-cell>
          <table:table-cell office:value-type="float" office:value="11" calcext:value-type="float">
            <text:p>11</text:p>
          </table:table-cell>
          <table:table-cell office:value-type="float" office:value="11.1966666666667" calcext:value-type="float">
            <text:p>11.1966666667</text:p>
          </table:table-cell>
          <table:table-cell office:value-type="float" office:value="0.0305505046330392" calcext:value-type="float">
            <text:p>0.030550504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19:43:44.591495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7:16:02.257234989</meta:creation-date>
    <dc:date>2015-12-01T23:38:11.753840533</dc:date>
    <meta:editing-duration>PT2H42M26S</meta:editing-duration>
    <meta:editing-cycles>3</meta:editing-cycles>
    <meta:generator>LibreOffice/4.4.2.2$Linux_X86_64 LibreOffice_project/40m0$Build-2</meta:generator>
    <meta:document-statistic meta:table-count="1" meta:cell-count="118" meta:object-count="0"/>
  </office:meta>
</office:document-meta>
</file>